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marker-end="Arrowheads_20_1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2.413cm" svg:x="18.272cm" svg:y="5.826cm">
          <text:p text:style-name="P1"><text:span text:style-name="T1">DCC/VA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24cm" svg:height="1.143cm" svg:x="25.003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draw:transform="rotate (-1.5707963267949) translate (26.146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004cm" svg:height="2.413cm" svg:x="2.207cm" svg:y="5.826cm">
          <text:p text:style-name="P1"><text:span text:style-name="T2"><text:s/></text:span><text:span text:style-name="T1">DCC/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24cm" svg:height="1.143cm" svg:x="1.226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draw:transform="rotate (-1.5707963267949) translate (2.623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004cm" svg:height="2.413cm" svg:x="10.617cm" svg:y="5.826cm">
          <text:p text:style-name="P1"><text:span text:style-name="T2"><text:s/></text:span><text:span text:style-name="T1">DCC/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24cm" svg:height="1.143cm" svg:x="9.636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draw:transform="rotate (-1.5707963267949) translate (11.033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54cm" svg:stroke-color="#000000" draw:marker-start-width="0.584cm" draw:marker-start-center="false" draw:marker-end-width="0.584cm" draw:marker-end-center="false" draw:stroke-linejoin="miter" svg:stroke-linecap="butt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art Baker</meta:initial-creator>
    <meta:creation-date>2015-12-12T21:56:23.408047610</meta:creation-date>
    <dc:date>2016-02-04T11:16:13.842411403</dc:date>
    <dc:creator>Stuart Baker</dc:creator>
    <meta:editing-duration>PT1M3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